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1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style:font-size-asian="14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20pt" fo:language="ru" fo:country="RU" officeooo:rsid="003c7bc7" style:font-size-asian="20pt"/>
    </style:style>
    <style:style style:name="P8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1" fo:font-size="14pt" style:font-size-asian="14pt"/>
    </style:style>
    <style:style style:name="P9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paragraph-rsid="0032a530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1" fo:font-size="14pt" officeooo:rsid="004dd018" officeooo:paragraph-rsid="004dd018" style:font-size-asian="14pt"/>
    </style:style>
    <style:style style:name="P11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1" fo:font-size="14pt" style:font-size-asian="14pt"/>
    </style:style>
    <style:style style:name="P12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32a530" officeooo:paragraph-rsid="0032a530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1" fo:font-size="14pt" officeooo:rsid="006fb2b2" officeooo:paragraph-rsid="006fb2b2" style:font-size-asian="14pt"/>
    </style:style>
    <style:style style:name="P14" style:family="paragraph" style:parent-style-name="Standard">
      <style:paragraph-properties fo:text-align="center" style:justify-single-word="false"/>
      <style:text-properties style:use-window-font-color="true" loext:opacity="0%" style:font-name="Times New Roman1" fo:font-size="14pt" officeooo:paragraph-rsid="0020ae62" style:font-size-asian="14pt"/>
    </style:style>
    <style:style style:name="P15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14d45" officeooo:paragraph-rsid="00714d45" style:font-size-asian="21pt" style:font-weight-asian="bold" style:font-size-complex="21pt"/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14d45" officeooo:paragraph-rsid="00714d45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1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officeooo:rsid="0056f400" officeooo:paragraph-rsid="00187cdf" style:font-name-asian="Times New Roman" style:font-size-asian="14pt" style:language-asian="zh" style:country-asian="CN" style:font-name-complex="Times New Roman" style:font-size-complex="14pt" style:language-complex="hi" style:country-complex="IN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714d45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3380a" officeooo:paragraph-rsid="0073380a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1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73380a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2" style:family="paragraph" style:parent-style-name="Standard">
      <style:paragraph-properties fo:line-height="150%"/>
      <style:text-properties style:use-window-font-color="true" loext:opacity="0%" style:font-name="Times New Roman1" fo:font-size="21pt" fo:font-weight="bold" officeooo:rsid="0073380a" officeooo:paragraph-rsid="0073380a" style:font-size-asian="21pt" style:font-weight-asian="bold" style:font-size-complex="21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bold" officeooo:rsid="0074a926" officeooo:paragraph-rsid="0074a926" style:font-name-asian="Times New Roman" style:font-size-asian="14pt" style:language-asian="zh" style:country-asian="CN" style:font-weight-asian="bold" style:font-name-complex="Times New Roman" style:font-size-complex="14pt" style:language-complex="hi" style:country-complex="IN" style:font-weight-complex="bold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style:use-window-font-color="true" loext:opacity="0%" style:font-name="Times New Roman1" fo:font-size="14pt" fo:letter-spacing="0.0008in" fo:font-weight="normal" officeooo:rsid="00714d45" officeooo:paragraph-rsid="0074a926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5" style:family="paragraph" style:parent-style-name="Standard" style:list-style-name="List_20_1">
      <style:paragraph-properties fo:line-height="150%" fo:text-align="justify" style:justify-single-word="false"/>
      <style:text-properties style:use-window-font-color="true" loext:opacity="0%" style:font-name="Times New Roman1" fo:font-size="14pt" fo:letter-spacing="0.0008in" fo:font-weight="normal" officeooo:rsid="00714d45" officeooo:paragraph-rsid="0074a926" style:font-name-asian="Times New Roman" style:font-size-asian="14pt" style:language-asian="zh" style:country-asian="CN" style:font-weight-asian="normal" style:font-name-complex="Times New Roman" style:font-size-complex="14pt" style:language-complex="hi" style:country-complex="IN" style:font-weight-complex="normal"/>
    </style:style>
    <style:style style:name="P2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21pt" fo:font-weight="bold" officeooo:paragraph-rsid="001dd77c" style:font-size-asian="21pt" style:font-weight-asian="bold" style:font-size-complex="21pt" style:font-weight-complex="bold"/>
    </style:style>
    <style:style style:name="P2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1" fo:font-size="14pt" officeooo:rsid="00645043" officeooo:paragraph-rsid="00645043" style:font-size-asian="12.25pt" style:font-size-complex="14pt"/>
    </style:style>
    <style:style style:name="T1" style:family="text">
      <style:text-properties officeooo:rsid="00714d45"/>
    </style:style>
    <style:style style:name="T2" style:family="text">
      <style:text-properties officeooo:rsid="0032a530"/>
    </style:style>
    <style:style style:name="T3" style:family="text">
      <style:text-properties officeooo:rsid="004bfe69"/>
    </style:style>
    <style:style style:name="T4" style:family="text">
      <style:text-properties officeooo:rsid="006fb2b2"/>
    </style:style>
    <style:style style:name="T5" style:family="text">
      <style:text-properties officeooo:rsid="0073380a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language="ru" fo:country="RU" fo:font-style="normal" officeooo:rsid="0073380a" style:font-style-asian="normal" style:font-style-complex="normal"/>
    </style:style>
    <style:style style:name="T8" style:family="text">
      <style:text-properties fo:language="ru" fo:country="RU" fo:font-style="normal" officeooo:rsid="0074a926" style:font-style-asian="normal" style:font-style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bfe69" style:font-weight-asian="normal" style:font-weight-complex="normal"/>
    </style:style>
    <style:style style:name="T11" style:family="text">
      <style:text-properties fo:font-weight="normal" officeooo:rsid="0070a135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Практическая работа №<text:span text:style-name="T1">2</text:span></text:p>
      <text:p text:style-name="P4">по курсу</text:p>
      <text:p text:style-name="P5">«Проектирование и архитектура </text:p>
      <text:p text:style-name="P5">программных систем»</text:p>
      <text:p text:style-name="P6"/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9"><text:tab/><text:tab/><text:tab/><text:tab/> <text:s text:c="6"/><text:tab/><text:tab/><text:tab/><text:tab/><text:tab/><text:span text:style-name="T2">Выполнил:</text:span></text:p>
      <text:p text:style-name="P9"><text:span text:style-name="T2"><text:s/>с</text:span>тудент <text:span text:style-name="T2">группы ИКПИ-</text:span><text:span text:style-name="T3">11</text:span></text:p>
      <text:p text:style-name="P10">Крылов А.В.</text:p>
      <text:p text:style-name="P11"/>
      <text:p text:style-name="P12">Принял: </text:p>
      <text:p text:style-name="P13">Смирнов. К.А.</text:p>
      <text:p text:style-name="P2"/>
      <text:p text:style-name="P2"/>
      <text:p text:style-name="P2"/>
      <text:p text:style-name="P6">Санкт-Петербург</text:p>
      <text:p text:style-name="P14">202<text:span text:style-name="T4">4</text:span> г.</text:p>
      <text:p text:style-name="P15"><text:soft-page-break/>Качественные показатели программного компонента</text:p>
      <text:p text:style-name="P16">1) Объём и сложность</text:p>
      <text:p text:style-name="P17">Объ<text:span text:style-name="T1">ё</text:span>м — <text:span text:style-name="T1">э</text:span>тот показатель характеризует количество кода, требований или функций в компоненте. Чем больше размер, тем потенциально сложнее поддерживать и тестировать проект.</text:p>
      <text:p text:style-name="P17">Сложность — отражает уровень трудности в проектировании и поддержке компонента. Сложность может быть структурной (количество взаимосвязей и зависимостей) и алгебраической (сложность алгоритмов). Чем больше сложность, тем больше потребность в документировании и тестировании.</text:p>
      <text:p text:style-name="P16">2) Достоверность результатов</text:p>
      <text:p text:style-name="P18">Этот показатель указывает на степень уверенности в том, что компонент выполняет свои функции правильно. Достоверность может оцениваться через тестирование и использование в реальных условиях.</text:p>
      <text:p text:style-name="P19">3) Надёжность</text:p>
      <text:p text:style-name="P20">Над<text:span text:style-name="T5">ё</text:span>жность показывает, насколько компонент работает без сбоев и ошибок. Это включает:</text:p>
      <text:list text:style-name="List_20_1">
        <text:list-item>
          <text:p text:style-name="P21">Устойчивость к сбоям — <text:span text:style-name="T5">с</text:span>пособность компонента продолжать функционировать при возникновении ошибок или в нестандартных условиях;</text:p>
        </text:list-item>
        <text:list-item>
          <text:p text:style-name="P21">Время безотказной работы — <text:span text:style-name="T5">п</text:span>ериод, в течение которого компонент работает без сбоев. Это можно выразить в процентном отношении, например, 99.9% времени.</text:p>
        </text:list-item>
      </text:list>
      <text:p text:style-name="P19">4) Быстродействие</text:p>
      <text:p text:style-name="P20">Быстродействие отражает, насколько быстро компонент выполняет свои функции. Основные аспекты быстродействия:</text:p>
      <text:list text:continue-numbering="true" text:style-name="List_20_1">
        <text:list-item>
          <text:p text:style-name="P21">Скорость обработки — <text:span text:style-name="T5">в</text:span>ремя, необходимое для выполнения операций или обработки данных;</text:p>
        </text:list-item>
        <text:list-item>
          <text:p text:style-name="P21"><text:soft-page-break/>Время отклика — <text:span text:style-name="T5">в</text:span>ремя, за которое компонент реагирует на пользовательские запросы;</text:p>
        </text:list-item>
        <text:list-item>
          <text:p text:style-name="P21">Использование ресурсов — как эффективно компонент использует память и процессорное время. Чем меньше ресурсов требуется, тем быстрее и продуктивнее работает компонент.</text:p>
        </text:list-item>
      </text:list>
      <text:p text:style-name="P22">Характеристики качества программного обеспечения</text:p>
      <text:p text:style-name="P19">1) Функциональность</text:p>
      <text:p text:style-name="P20"><text:span text:style-name="T6">Функциональность — насколько хорошо программа выполняет свои задачи и насколько она соответствует требованиям пользователей. Она включает в себя:</text:span></text:p>
      <text:list text:continue-numbering="true" text:style-name="List_20_1">
        <text:list-item>
          <text:p text:style-name="P21"><text:span text:style-name="T6">Полнота функций —</text:span><text:span text:style-name="T7"> в</text:span><text:span text:style-name="T6">се заявленные функции работают и удовлетворяют потребности пользователей;</text:span></text:p>
        </text:list-item>
        <text:list-item>
          <text:p text:style-name="P21"><text:span text:style-name="T6">Точность —</text:span><text:span text:style-name="T7"> ф</text:span><text:span text:style-name="T6">ункции выполняют свои задачи корректно и без ошибок.</text:span></text:p>
        </text:list-item>
      </text:list>
      <text:p text:style-name="P19">2) Надёжность</text:p>
      <text:p text:style-name="P20"><text:span text:style-name="T6">Над</text:span><text:span text:style-name="T7">ё</text:span><text:span text:style-name="T6">жность характеризует, насколько устойчива программа к сбоям и насколько стабильно она работает:</text:span></text:p>
      <text:list text:continue-numbering="true" text:style-name="List_20_1">
        <text:list-item>
          <text:p text:style-name="P21"><text:span text:style-name="T6">Устойчивость к сбоям — как система ведёт себя в случае появления ошибок или исключительных ситуаций</text:span><text:span text:style-name="T8">;</text:span></text:p>
        </text:list-item>
        <text:list-item>
          <text:p text:style-name="P21"><text:span text:style-name="T6">Долговечность — как долго проект может работать без необходимости в перезапуске или ремонте;</text:span></text:p>
        </text:list-item>
        <text:list-item>
          <text:p text:style-name="P21"><text:span text:style-name="T6">Восстанавливаемость — насколько легко и быстро можно вернуть систему в рабочее состояние после сбоя.</text:span></text:p>
        </text:list-item>
      </text:list>
      <text:p text:style-name="P23">3) Практичность</text:p>
      <text:p text:style-name="P24"><text:span text:style-name="T6">Практичность касается того, насколько программное обеспечение оправдывает затраченные усилия и ресурсы:</text:span></text:p>
      <text:list text:continue-numbering="true" text:style-name="List_20_1">
        <text:list-item>
          <text:p text:style-name="P25"><text:span text:style-name="T6">Экономичность — насколько проект эффективен в использовании ресурсов (времени, денег, трудозатрат);</text:span></text:p>
        </text:list-item>
        <text:list-item>
          <text:p text:style-name="P25"><text:soft-page-break/><text:span text:style-name="T6">Удобство в эксплуатации — насколько легко пользователю взаимодействовать с программой и решать свои задачи.</text:span></text:p>
        </text:list-item>
      </text:list>
      <text:p text:style-name="P23">4) Эффективность</text:p>
      <text:p text:style-name="P24"><text:span text:style-name="T6">Эффективность определяет, насколько хорошо приложение выполняет свои функции с учетом ресурсов:</text:span></text:p>
      <text:list text:continue-numbering="true" text:style-name="List_20_1">
        <text:list-item>
          <text:p text:style-name="P25"><text:span text:style-name="T6">Скорость работы — </text:span><text:span text:style-name="T8">в</text:span><text:span text:style-name="T6">ремя, за которое приложением выполняются необходимые задачи;</text:span></text:p>
        </text:list-item>
        <text:list-item>
          <text:p text:style-name="P25"><text:span text:style-name="T6">Использование ресурсов — наскольк</text:span><text:span text:style-name="T8">о </text:span><text:span text:style-name="T6">разумно приложение расходует оперативную память, процессор и другие ресурсы;</text:span></text:p>
        </text:list-item>
        <text:list-item>
          <text:p text:style-name="P25"><text:span text:style-name="T6">Отзывчивость — </text:span><text:span text:style-name="T8">в</text:span><text:span text:style-name="T6">ремя отклика на действия пользователей и обработка запросов.</text:span></text:p>
        </text:list-item>
      </text:list>
      <text:p text:style-name="P23">5) Сопровождаемость</text:p>
      <text:p text:style-name="P24"><text:span text:style-name="T6">Сопровождаемость — показывает на сколько легко код может быть модифицирован и обновлён:</text:span></text:p>
      <text:list text:continue-numbering="true" text:style-name="List_20_1">
        <text:list-item>
          <text:p text:style-name="P25"><text:span text:style-name="T6">Читаемость кода — насколько простой и структурированный код, чтобы другие разработчики могли его беспроблемно понять и доработать;</text:span></text:p>
        </text:list-item>
        <text:list-item>
          <text:p text:style-name="P25"><text:span text:style-name="T6">Модульность — насколько легко вносить изменения в отдельные части кода, не затрагивая всё приложение;</text:span></text:p>
        </text:list-item>
        <text:list-item>
          <text:p text:style-name="P25"><text:span text:style-name="T6">Документирование — </text:span><text:span text:style-name="T8">н</text:span><text:span text:style-name="T6">аличие полной докуметации, которая помогает в понимании кода.</text:span></text:p>
        </text:list-item>
      </text:list>
      <text:p text:style-name="P23">6) Переносимость</text:p>
      <text:p text:style-name="P24"><text:span text:style-name="T6">Переносимость — это способность программного обеспечения работать в разных средах и платформах:</text:span></text:p>
      <text:list text:continue-numbering="true" text:style-name="List_20_1">
        <text:list-item>
          <text:p text:style-name="P25"><text:span text:style-name="T6">Совместимость — насколько легко приложение может работать на разных операционных системах и устройствах;</text:span></text:p>
        </text:list-item>
        <text:list-item>
          <text:p text:style-name="P25"><text:span text:style-name="T6">Требования к окружению — насколько зависимо приложение от специфических технологий, библиотек или аппаратного обеспечения.</text:span></text:p>
        </text:list-item>
      </text:list>
      <text:p text:style-name="P26"/>
      <text:p text:style-name="P26"/>
      <text:p text:style-name="P26"><text:soft-page-break/>Выводы</text:p>
      <text:p text:style-name="P27"><text:span text:style-name="T9">В </text:span><text:span text:style-name="T10">ходе проведенной </text:span><text:span text:style-name="T11">практической</text:span><text:span text:style-name="T10"> работы </text:span><text:span text:style-name="T11">были описаны качественные показатели программного компонента и шесть характеристик качества программного обеспечения применительно к индивидуальному программному проекту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SimSun" svg:font-family="NSimSun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5T17:19:00</meta:creation-date>
    <meta:initial-creator>Dell</meta:initial-creator>
    <dc:language>en-US</dc:language>
    <dc:date>2024-10-18T22:36:02.133450554</dc:date>
    <meta:editing-cycles>70</meta:editing-cycles>
    <meta:editing-duration>P1DT16H17M6S</meta:editing-duration>
    <meta:generator>LibreOffice/24.8.2.1$Linux_X86_64 LibreOffice_project/480$Build-1</meta:generator>
    <meta:document-statistic meta:table-count="0" meta:image-count="0" meta:object-count="0" meta:page-count="5" meta:paragraph-count="60" meta:word-count="540" meta:character-count="4482" meta:non-whitespace-character-count="3975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